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66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ackground-color="#C6E0B4"/>
    </style:style>
    <style:style style:name="ce8" style:family="table-cell" style:parent-style-name="Default" style:data-style-name="N0">
      <style:table-cell-properties fo:background-color="#C6E0B4"/>
    </style:style>
    <style:style style:name="co1" style:family="table-column">
      <style:table-column-properties fo:break-before="auto" style:column-width="4.9741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5.159375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2.5929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esultados_1st_Round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6" table:default-cell-style-name="ce1"/>
        <table:table-column table:style-name="co6" table:number-columns-repeated="16368" table:default-cell-style-name="ce1"/>
        <table:table-row table:style-name="ro1">
          <table:table-cell office:value-type="string" table:style-name="ce2">
            <text:p>LONGITUDE</text:p>
          </table:table-cell>
          <table:table-cell office:value-type="string" table:style-name="ce1">
            <text:p>fit_time</text:p>
          </table:table-cell>
          <table:table-cell office:value-type="string" table:style-name="ce1">
            <text:p>score_time</text:p>
          </table:table-cell>
          <table:table-cell office:value-type="string" table:style-name="ce1">
            <text:p>test_mae</text:p>
          </table:table-cell>
          <table:table-cell office:value-type="string" table:style-name="ce1">
            <text:p>test_mse</text:p>
          </table:table-cell>
          <table:table-cell office:value-type="string" table:style-name="ce1">
            <text:p>test_distance</text:p>
          </table:table-cell>
          <table:table-cell office:value-type="string" table:style-name="ce1">
            <text:p>test_r2</text:p>
          </table:table-cell>
          <table:table-cell office:value-type="string" table:style-name="ce1">
            <text:p>num_par</text:p>
          </table:table-cell>
          <table:table-cell table:style-name="ce1"/>
          <table:table-cell office:value-type="string" table:style-name="ce2">
            <text:p>BUILDING</text:p>
          </table:table-cell>
          <table:table-cell office:value-type="string" table:style-name="ce1">
            <text:p>fit_time</text:p>
          </table:table-cell>
          <table:table-cell office:value-type="string" table:style-name="ce1">
            <text:p>score_time</text:p>
          </table:table-cell>
          <table:table-cell office:value-type="string" table:style-name="ce1">
            <text:p>test_nbaccuracy</text:p>
          </table:table-cell>
          <table:table-cell office:value-type="string" table:style-name="ce1">
            <text:p>test_accuracy</text:p>
          </table:table-cell>
          <table:table-cell office:value-type="string" table:style-name="ce1">
            <text:p>num_par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3">
            <text:p>AdaBoostRegressor</text:p>
          </table:table-cell>
          <table:table-cell office:value-type="float" office:value="83.009643602371199" table:style-name="ce3">
            <text:p>83.0096436</text:p>
          </table:table-cell>
          <table:table-cell office:value-type="float" office:value="0.44386479854583699" table:style-name="ce3">
            <text:p>0.443864799</text:p>
          </table:table-cell>
          <table:table-cell office:value-type="float" office:value="2.06129351386747" table:style-name="ce3">
            <text:p>2.061293514</text:p>
          </table:table-cell>
          <table:table-cell office:value-type="float" office:value="24.625936010207699" table:style-name="ce3">
            <text:p>24.62593601</text:p>
          </table:table-cell>
          <table:table-cell office:value-type="float" office:value="2.1029609879278199" table:style-name="ce3">
            <text:p>2.102960988</text:p>
          </table:table-cell>
          <table:table-cell office:value-type="float" office:value="0.99841077717209403" table:style-name="ce3">
            <text:p>0.998410777</text:p>
          </table:table-cell>
          <table:table-cell office:value-type="float" office:value="36" table:style-name="ce3">
            <text:p>36</text:p>
          </table:table-cell>
          <table:table-cell table:style-name="ce1"/>
          <table:table-cell office:value-type="string" table:style-name="ce4">
            <text:p>AdaBoostClassifier</text:p>
          </table:table-cell>
          <table:table-cell office:value-type="float" office:value="41.773574137687703" table:style-name="ce4">
            <text:p>41.77357414</text:p>
          </table:table-cell>
          <table:table-cell office:value-type="float" office:value="0.20877795219421399" table:style-name="ce4">
            <text:p>0.208777952</text:p>
          </table:table-cell>
          <table:table-cell office:value-type="float" office:value="0.997170175923205" table:style-name="ce4">
            <text:p>0.997170176</text:p>
          </table:table-cell>
          <table:table-cell office:value-type="float" office:value="0.99724369769340704" table:style-name="ce4">
            <text:p>0.99724369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*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BaggingRegressor</text:p>
          </table:table-cell>
          <table:table-cell office:value-type="float" office:value="9.4699802637100206" table:style-name="ce3">
            <text:p>9.469980264</text:p>
          </table:table-cell>
          <table:table-cell office:value-type="float" office:value="0.34227454662322998" table:style-name="ce3">
            <text:p>0.342274547</text:p>
          </table:table-cell>
          <table:table-cell office:value-type="float" office:value="2.7425429883876302" table:style-name="ce3">
            <text:p>2.742542988</text:p>
          </table:table-cell>
          <table:table-cell office:value-type="float" office:value="30.021255766333699" table:style-name="ce3">
            <text:p>30.02125577</text:p>
          </table:table-cell>
          <table:table-cell office:value-type="float" office:value="2.7979814003477399" table:style-name="ce3">
            <text:p>2.7979814</text:p>
          </table:table-cell>
          <table:table-cell office:value-type="float" office:value="0.99806592080418699" table:style-name="ce3">
            <text:p>0.998065921</text:p>
          </table:table-cell>
          <table:table-cell office:value-type="float" office:value="64" table:style-name="ce3">
            <text:p>64</text:p>
          </table:table-cell>
          <table:table-cell table:style-name="ce1"/>
          <table:table-cell office:value-type="string" table:style-name="ce1">
            <text:p>BaggingClassifier</text:p>
          </table:table-cell>
          <table:table-cell office:value-type="float" office:value="7.8024640321731598" table:style-name="ce1">
            <text:p>7.802464032</text:p>
          </table:table-cell>
          <table:table-cell office:value-type="float" office:value="0.12652940750122099" table:style-name="ce1">
            <text:p>0.126529408</text:p>
          </table:table-cell>
          <table:table-cell office:value-type="float" office:value="0.99669728656165801" table:style-name="ce1">
            <text:p>0.996697287</text:p>
          </table:table-cell>
          <table:table-cell office:value-type="float" office:value="0.99681485117010704" table:style-name="ce1">
            <text:p>0.996814851</text:p>
          </table:table-cell>
          <table:table-cell office:value-type="float" office:value="48" table:style-name="ce1">
            <text:p>48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DecisionTreeRegressor</text:p>
          </table:table-cell>
          <table:table-cell office:value-type="float" office:value="1.4690773963928201" table:style-name="ce1">
            <text:p>1.469077396</text:p>
          </table:table-cell>
          <table:table-cell office:value-type="float" office:value="8.2449936866760304E-2" table:style-name="ce1">
            <text:p>0.082449937</text:p>
          </table:table-cell>
          <table:table-cell office:value-type="float" office:value="2.7824020750774299" table:style-name="ce1">
            <text:p>2.782402075</text:p>
          </table:table-cell>
          <table:table-cell office:value-type="float" office:value="56.103191588956598" table:style-name="ce1">
            <text:p>56.10319159</text:p>
          </table:table-cell>
          <table:table-cell office:value-type="float" office:value="2.8386462080211299" table:style-name="ce1">
            <text:p>2.838646208</text:p>
          </table:table-cell>
          <table:table-cell office:value-type="float" office:value="0.99638300214114806" table:style-name="ce1">
            <text:p>0.996383002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string" table:style-name="ce1">
            <text:p>BernoulliNB</text:p>
          </table:table-cell>
          <table:table-cell office:value-type="float" office:value="0.98388059139251705" table:style-name="ce1">
            <text:p>0.983880591</text:p>
          </table:table-cell>
          <table:table-cell office:value-type="float" office:value="6.7161464691162104E-2" table:style-name="ce1">
            <text:p>0.067161465</text:p>
          </table:table-cell>
          <table:table-cell office:value-type="float" office:value="0.99623977808429398" table:style-name="ce1">
            <text:p>0.996239778</text:p>
          </table:table-cell>
          <table:table-cell office:value-type="float" office:value="0.99705994920932295" table:style-name="ce1">
            <text:p>0.99705994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*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lasticNet</text:p>
          </table:table-cell>
          <table:table-cell office:value-type="float" office:value="0.89807174205780005" table:style-name="ce1">
            <text:p>0.898071742</text:p>
          </table:table-cell>
          <table:table-cell office:value-type="float" office:value="8.4130001068115204E-2" table:style-name="ce1">
            <text:p>0.084130001</text:p>
          </table:table-cell>
          <table:table-cell office:value-type="float" office:value="32.831996105500998" table:style-name="ce1">
            <text:p>32.83199611</text:p>
          </table:table-cell>
          <table:table-cell office:value-type="float" office:value="1554.82663038174" table:style-name="ce1">
            <text:p>1554.82663</text:p>
          </table:table-cell>
          <table:table-cell office:value-type="float" office:value="33.495669829739697" table:style-name="ce1">
            <text:p>33.49566983</text:p>
          </table:table-cell>
          <table:table-cell office:value-type="float" office:value="0.89975174775103195" table:style-name="ce1">
            <text:p>0.899751748</text:p>
          </table:table-cell>
          <table:table-cell office:value-type="float" office:value="384" table:style-name="ce1">
            <text:p>384</text:p>
          </table:table-cell>
          <table:table-cell table:style-name="ce1"/>
          <table:table-cell office:value-type="string" table:style-name="ce1">
            <text:p>DecisionTreeClassifier</text:p>
          </table:table-cell>
          <table:table-cell office:value-type="float" office:value="1.0815292835235599" table:style-name="ce1">
            <text:p>1.081529284</text:p>
          </table:table-cell>
          <table:table-cell office:value-type="float" office:value="1.4774179458618201E-2" table:style-name="ce1">
            <text:p>0.014774179</text:p>
          </table:table-cell>
          <table:table-cell office:value-type="float" office:value="0.99566901009795505" table:style-name="ce1">
            <text:p>0.99566901</text:p>
          </table:table-cell>
          <table:table-cell office:value-type="float" office:value="0.99589610874968504" table:style-name="ce1">
            <text:p>0.995896109</text:p>
          </table:table-cell>
          <table:table-cell office:value-type="float" office:value="120" table:style-name="ce1">
            <text:p>120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3">
            <text:p>ExtraTreesRegressor</text:p>
          </table:table-cell>
          <table:table-cell office:value-type="float" office:value="9.5452123165130605" table:style-name="ce3">
            <text:p>9.545212317</text:p>
          </table:table-cell>
          <table:table-cell office:value-type="float" office:value="0.13525669574737501" table:style-name="ce3">
            <text:p>0.135256696</text:p>
          </table:table-cell>
          <table:table-cell office:value-type="float" office:value="2.5401800618125501" table:style-name="ce3">
            <text:p>2.540180062</text:p>
          </table:table-cell>
          <table:table-cell office:value-type="float" office:value="31.411137598199002" table:style-name="ce3">
            <text:p>31.4111376</text:p>
          </table:table-cell>
          <table:table-cell office:value-type="float" office:value="2.5915278617936601" table:style-name="ce3">
            <text:p>2.591527862</text:p>
          </table:table-cell>
          <table:table-cell office:value-type="float" office:value="0.99797426649654397" table:style-name="ce3">
            <text:p>0.997974266</text:p>
          </table:table-cell>
          <table:table-cell office:value-type="float" office:value="240" table:style-name="ce3">
            <text:p>240</text:p>
          </table:table-cell>
          <table:table-cell table:style-name="ce1"/>
          <table:table-cell office:value-type="string" table:style-name="ce4">
            <text:p>ExtraTreesClassifier</text:p>
          </table:table-cell>
          <table:table-cell office:value-type="float" office:value="0.66053745746612502" table:style-name="ce4">
            <text:p>0.660537457</text:p>
          </table:table-cell>
          <table:table-cell office:value-type="float" office:value="2.6450896263122602E-2" table:style-name="ce4">
            <text:p>0.026450896</text:p>
          </table:table-cell>
          <table:table-cell office:value-type="float" office:value="0.99728981869177002" table:style-name="ce4">
            <text:p>0.997289819</text:p>
          </table:table-cell>
          <table:table-cell office:value-type="float" office:value="0.99730493468054704" table:style-name="ce4">
            <text:p>0.997304935</text:p>
          </table:table-cell>
          <table:table-cell office:value-type="float" office:value="11250" table:style-name="ce1">
            <text:p>11250</text:p>
          </table:table-cell>
          <table:table-cell office:value-type="string" table:style-name="ce1">
            <text:p>*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GaussianProcessRegressor</text:p>
          </table:table-cell>
          <table:table-cell office:value-type="float" office:value="306.43164680004099" table:style-name="ce1">
            <text:p>306.4316468</text:p>
          </table:table-cell>
          <table:table-cell office:value-type="float" office:value="96.199117445945703" table:style-name="ce1">
            <text:p>96.19911745</text:p>
          </table:table-cell>
          <table:table-cell office:value-type="float" office:value="3801.1091372598298" table:style-name="ce1">
            <text:p>3801.109137</text:p>
          </table:table-cell>
          <table:table-cell office:value-type="float" office:value="22355476.824465498" table:style-name="ce1">
            <text:p>22355476.82</text:p>
          </table:table-cell>
          <table:table-cell office:value-type="float" office:value="3877.94571171395" table:style-name="ce1">
            <text:p>3877.945712</text:p>
          </table:table-cell>
          <table:table-cell office:value-type="float" office:value="-1441.4174948903899" table:style-name="ce1">
            <text:p>-1441.417495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GaussianNB</text:p>
          </table:table-cell>
          <table:table-cell office:value-type="float" office:value="0.58136320114135698" table:style-name="ce1">
            <text:p>0.581363201</text:p>
          </table:table-cell>
          <table:table-cell office:value-type="float" office:value="9.2291808128356898E-2" table:style-name="ce1">
            <text:p>0.092291808</text:p>
          </table:table-cell>
          <table:table-cell office:value-type="float" office:value="0.99760495436775598" table:style-name="ce1">
            <text:p>0.997604954</text:p>
          </table:table-cell>
          <table:table-cell office:value-type="float" office:value="0.99675372675095797" table:style-name="ce1">
            <text:p>0.996753727</text:p>
          </table:table-cell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GradientBoostingRegressor</text:p>
          </table:table-cell>
          <table:table-cell office:value-type="float" office:value="38.564748048782299" table:style-name="ce1">
            <text:p>38.56474805</text:p>
          </table:table-cell>
          <table:table-cell office:value-type="float" office:value="0.16630167961120601" table:style-name="ce1">
            <text:p>0.16630168</text:p>
          </table:table-cell>
          <table:table-cell office:value-type="float" office:value="8.8717765432218201" table:style-name="ce1">
            <text:p>8.871776543</text:p>
          </table:table-cell>
          <table:table-cell office:value-type="float" office:value="139.78171485289599" table:style-name="ce1">
            <text:p>139.7817149</text:p>
          </table:table-cell>
          <table:table-cell office:value-type="float" office:value="9.0511127304454799" table:style-name="ce1">
            <text:p>9.05111273</text:p>
          </table:table-cell>
          <table:table-cell office:value-type="float" office:value="0.99098212999497504" table:style-name="ce1">
            <text:p>0.99098213</text:p>
          </table:table-cell>
          <table:table-cell office:value-type="float" office:value="9216" table:style-name="ce1">
            <text:p>9216</text:p>
          </table:table-cell>
          <table:table-cell table:style-name="ce1"/>
          <table:table-cell office:value-type="string" table:style-name="ce4">
            <text:p>GradientBoostingClassifier</text:p>
          </table:table-cell>
          <table:table-cell office:value-type="float" office:value="108.796196222305" table:style-name="ce4">
            <text:p>108.7961962</text:p>
          </table:table-cell>
          <table:table-cell office:value-type="float" office:value="8.4882903099060103E-2" table:style-name="ce4">
            <text:p>0.084882903</text:p>
          </table:table-cell>
          <table:table-cell office:value-type="float" office:value="0.99702780533063096" table:style-name="ce4">
            <text:p>0.997027805</text:p>
          </table:table-cell>
          <table:table-cell office:value-type="float" office:value="0.99730493468054704" table:style-name="ce4">
            <text:p>0.997304935</text:p>
          </table:table-cell>
          <table:table-cell office:value-type="float" office:value="648" table:style-name="ce1">
            <text:p>648</text:p>
          </table:table-cell>
          <table:table-cell office:value-type="string" table:style-name="ce1">
            <text:p>*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KNeighborsRegressor</text:p>
          </table:table-cell>
          <table:table-cell office:value-type="float" office:value="1.9826497316360501" table:style-name="ce3">
            <text:p>1.982649732</text:p>
          </table:table-cell>
          <table:table-cell office:value-type="float" office:value="31.751879906654398" table:style-name="ce3">
            <text:p>31.75187991</text:p>
          </table:table-cell>
          <table:table-cell office:value-type="float" office:value="3.8062304279216401" table:style-name="ce3">
            <text:p>3.806230428</text:p>
          </table:table-cell>
          <table:table-cell office:value-type="float" office:value="50.665884425882602" table:style-name="ce3">
            <text:p>50.66588443</text:p>
          </table:table-cell>
          <table:table-cell office:value-type="float" office:value="3.8831704690840398" table:style-name="ce3">
            <text:p>3.883170469</text:p>
          </table:table-cell>
          <table:table-cell office:value-type="float" office:value="0.99673964603295595" table:style-name="ce3">
            <text:p>0.996739646</text:p>
          </table:table-cell>
          <table:table-cell office:value-type="float" office:value="1440" table:style-name="ce3">
            <text:p>1440</text:p>
          </table:table-cell>
          <table:table-cell table:style-name="ce1"/>
          <table:table-cell office:value-type="string" table:style-name="ce5">
            <text:p>KNeighborsClassifier</text:p>
          </table:table-cell>
          <table:table-cell office:value-type="float" office:value="2.0031107902526899" table:style-name="ce5">
            <text:p>2.00311079</text:p>
          </table:table-cell>
          <table:table-cell office:value-type="float" office:value="24.8370701313019" table:style-name="ce5">
            <text:p>24.83707013</text:p>
          </table:table-cell>
          <table:table-cell office:value-type="float" office:value="0.99770428889614504" table:style-name="ce5">
            <text:p>0.997704289</text:p>
          </table:table-cell>
          <table:table-cell office:value-type="float" office:value="0.99761104457092098" table:style-name="ce5">
            <text:p>0.997611045</text:p>
          </table:table-cell>
          <table:table-cell office:value-type="float" office:value="1440" table:style-name="ce1">
            <text:p>1440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Lasso</text:p>
          </table:table-cell>
          <table:table-cell office:value-type="float" office:value="1.05428204536438" table:style-name="ce1">
            <text:p>1.054282045</text:p>
          </table:table-cell>
          <table:table-cell office:value-type="float" office:value="8.1150054931640597E-2" table:style-name="ce1">
            <text:p>0.081150055</text:p>
          </table:table-cell>
          <table:table-cell office:value-type="float" office:value="19.3710920021256" table:style-name="ce1">
            <text:p>19.371092</text:p>
          </table:table-cell>
          <table:table-cell office:value-type="float" office:value="552.79148653229799" table:style-name="ce1">
            <text:p>552.7914865</text:p>
          </table:table-cell>
          <table:table-cell office:value-type="float" office:value="19.762663832483099" table:style-name="ce1">
            <text:p>19.76266383</text:p>
          </table:table-cell>
          <table:table-cell office:value-type="float" office:value="0.96432921816344996" table:style-name="ce1">
            <text:p>0.964329218</text:p>
          </table:table-cell>
          <table:table-cell office:value-type="float" office:value="96" table:style-name="ce1">
            <text:p>96</text:p>
          </table:table-cell>
          <table:table-cell table:style-name="ce1"/>
          <table:table-cell office:value-type="string" table:style-name="ce1">
            <text:p>LinearDiscriminantAnalysis</text:p>
          </table:table-cell>
          <table:table-cell office:value-type="float" office:value="5.3332685947418197" table:style-name="ce1">
            <text:p>5.333268595</text:p>
          </table:table-cell>
          <table:table-cell office:value-type="float" office:value="1.7160630226135301E-2" table:style-name="ce1">
            <text:p>0.01716063</text:p>
          </table:table-cell>
          <table:table-cell office:value-type="float" office:value="0.99686640407983895" table:style-name="ce1">
            <text:p>0.996866404</text:p>
          </table:table-cell>
          <table:table-cell office:value-type="float" office:value="0.99589603370435698" table:style-name="ce1">
            <text:p>0.995896034</text:p>
          </table:table-cell>
          <table:table-cell office:value-type="float" office:value="6" table:style-name="ce1">
            <text:p>6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LinearRegression</text:p>
          </table:table-cell>
          <table:table-cell office:value-type="float" office:value="2.5311439514160199" table:style-name="ce1">
            <text:p>2.531143951</text:p>
          </table:table-cell>
          <table:table-cell office:value-type="float" office:value="8.5232996940612801E-2" table:style-name="ce1">
            <text:p>0.085232997</text:p>
          </table:table-cell>
          <table:table-cell office:value-type="float" office:value="8.5402889801236501" table:style-name="ce1">
            <text:p>8.54028898</text:p>
          </table:table-cell>
          <table:table-cell office:value-type="float" office:value="138.98820264374501" table:style-name="ce1">
            <text:p>138.9882026</text:p>
          </table:table-cell>
          <table:table-cell office:value-type="float" office:value="8.7129243995681804" table:style-name="ce1">
            <text:p>8.7129244</text:p>
          </table:table-cell>
          <table:table-cell office:value-type="float" office:value="0.99102827911165403" table:style-name="ce1">
            <text:p>0.99102827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5">
            <text:p>LogisticRegression</text:p>
          </table:table-cell>
          <table:table-cell office:value-type="float" office:value="6.1712587356567399" table:style-name="ce5">
            <text:p>6.171258736</text:p>
          </table:table-cell>
          <table:table-cell office:value-type="float" office:value="1.7339658737182601E-2" table:style-name="ce5">
            <text:p>0.017339659</text:p>
          </table:table-cell>
          <table:table-cell office:value-type="float" office:value="0.99743923682743696" table:style-name="ce5">
            <text:p>0.997439237</text:p>
          </table:table-cell>
          <table:table-cell office:value-type="float" office:value="0.99755003271976295" table:style-name="ce5">
            <text:p>0.997550033</text:p>
          </table:table-cell>
          <table:table-cell office:value-type="float" office:value="60" table:style-name="ce6">
            <text:p>60</text:p>
          </table:table-cell>
          <table:table-cell office:value-type="string" table:style-name="ce1">
            <text:p>*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PassiveAggressiveRegressor</text:p>
          </table:table-cell>
          <table:table-cell office:value-type="float" office:value="0.78398289680481004" table:style-name="ce1">
            <text:p>0.783982897</text:p>
          </table:table-cell>
          <table:table-cell office:value-type="float" office:value="8.1812381744384793E-2" table:style-name="ce1">
            <text:p>0.081812382</text:p>
          </table:table-cell>
          <table:table-cell office:value-type="float" office:value="158.57594130483301" table:style-name="ce1">
            <text:p>158.5759413</text:p>
          </table:table-cell>
          <table:table-cell office:value-type="float" office:value="36130.775816374" table:style-name="ce1">
            <text:p>36130.77582</text:p>
          </table:table-cell>
          <table:table-cell office:value-type="float" office:value="161.78143288984899" table:style-name="ce1">
            <text:p>161.7814329</text:p>
          </table:table-cell>
          <table:table-cell office:value-type="float" office:value="-1.3425047068665901" table:style-name="ce1">
            <text:p>-1.34250470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5">
            <text:p>MLPClassifier</text:p>
          </table:table-cell>
          <table:table-cell office:value-type="float" office:value="13.4228995084763" table:style-name="ce5">
            <text:p>13.42289951</text:p>
          </table:table-cell>
          <table:table-cell office:value-type="float" office:value="3.1251049041747997E-2" table:style-name="ce5">
            <text:p>0.031251049</text:p>
          </table:table-cell>
          <table:table-cell office:value-type="float" office:value="0.99796020330415103" table:style-name="ce5">
            <text:p>0.997960203</text:p>
          </table:table-cell>
          <table:table-cell office:value-type="float" office:value="0.99779494314565997" table:style-name="ce5">
            <text:p>0.997794943</text:p>
          </table:table-cell>
          <table:table-cell office:value-type="float" office:value="720" table:style-name="ce1">
            <text:p>720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3">
            <text:p>RandomForestRegressor</text:p>
          </table:table-cell>
          <table:table-cell office:value-type="float" office:value="8.2393437623977697" table:style-name="ce3">
            <text:p>8.239343762</text:p>
          </table:table-cell>
          <table:table-cell office:value-type="float" office:value="0.12197449207305899" table:style-name="ce3">
            <text:p>0.121974492</text:p>
          </table:table-cell>
          <table:table-cell office:value-type="float" office:value="2.7642449434041101" table:style-name="ce3">
            <text:p>2.764244943</text:p>
          </table:table-cell>
          <table:table-cell office:value-type="float" office:value="30.824115955727301" table:style-name="ce3">
            <text:p>30.82411596</text:p>
          </table:table-cell>
          <table:table-cell office:value-type="float" office:value="2.8201220438197101" table:style-name="ce3">
            <text:p>2.820122044</text:p>
          </table:table-cell>
          <table:table-cell office:value-type="float" office:value="0.99801402676912598" table:style-name="ce3">
            <text:p>0.998014027</text:p>
          </table:table-cell>
          <table:table-cell office:value-type="float" office:value="192" table:style-name="ce3">
            <text:p>192</text:p>
          </table:table-cell>
          <table:table-cell table:style-name="ce1"/>
          <table:table-cell office:value-type="string" table:style-name="ce1">
            <text:p>MultinomialNB</text:p>
          </table:table-cell>
          <table:table-cell office:value-type="float" office:value="0.182117223739624" table:style-name="ce1">
            <text:p>0.182117224</text:p>
          </table:table-cell>
          <table:table-cell office:value-type="float" office:value="1.6274094581604E-2" table:style-name="ce1">
            <text:p>0.016274095</text:p>
          </table:table-cell>
          <table:table-cell office:value-type="float" office:value="0.99623215583957403" table:style-name="ce1">
            <text:p>0.996232156</text:p>
          </table:table-cell>
          <table:table-cell office:value-type="float" office:value="0.99705998673198604" table:style-name="ce1">
            <text:p>0.99705998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*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Ridge</text:p>
          </table:table-cell>
          <table:table-cell office:value-type="float" office:value="0.84853367805480995" table:style-name="ce1">
            <text:p>0.848533678</text:p>
          </table:table-cell>
          <table:table-cell office:value-type="float" office:value="8.4967470169067402E-2" table:style-name="ce1">
            <text:p>0.08496747</text:p>
          </table:table-cell>
          <table:table-cell office:value-type="float" office:value="8.50769202491424" table:style-name="ce1">
            <text:p>8.507692025</text:p>
          </table:table-cell>
          <table:table-cell office:value-type="float" office:value="135.94010861377001" table:style-name="ce1">
            <text:p>135.9401086</text:p>
          </table:table-cell>
          <table:table-cell office:value-type="float" office:value="8.6796685218218794" table:style-name="ce1">
            <text:p>8.679668522</text:p>
          </table:table-cell>
          <table:table-cell office:value-type="float" office:value="0.99122615459155805" table:style-name="ce1">
            <text:p>0.991226155</text:p>
          </table:table-cell>
          <table:table-cell office:value-type="float" office:value="96" table:style-name="ce1">
            <text:p>96</text:p>
          </table:table-cell>
          <table:table-cell table:style-name="ce1"/>
          <table:table-cell office:value-type="string" table:style-name="ce1">
            <text:p>PassiveAggressiveClassifier</text:p>
          </table:table-cell>
          <table:table-cell office:value-type="float" office:value="1.3490738868713399" table:style-name="ce1">
            <text:p>1.349073887</text:p>
          </table:table-cell>
          <table:table-cell office:value-type="float" office:value="1.6371846199035599E-2" table:style-name="ce1">
            <text:p>0.016371846</text:p>
          </table:table-cell>
          <table:table-cell table:style-name="ce1"/>
          <table:table-cell office:value-type="float" office:value="0.46036818738518098" table:style-name="ce1">
            <text:p>0.460368187</text:p>
          </table:table-cell>
          <table:table-cell office:value-type="float" office:value="80" table:style-name="ce1">
            <text:p>80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SVR</text:p>
          </table:table-cell>
          <table:table-cell office:value-type="float" office:value="348.23118369579299" table:style-name="ce1">
            <text:p>348.2311837</text:p>
          </table:table-cell>
          <table:table-cell office:value-type="float" office:value="154.37614467143999" table:style-name="ce1">
            <text:p>154.3761447</text:p>
          </table:table-cell>
          <table:table-cell office:value-type="float" office:value="63.791368879400999" table:style-name="ce1">
            <text:p>63.79136888</text:p>
          </table:table-cell>
          <table:table-cell office:value-type="float" office:value="6159.1906110912896" table:style-name="ce1">
            <text:p>6159.190611</text:p>
          </table:table-cell>
          <table:table-cell office:value-type="float" office:value="65.080862672021695" table:style-name="ce1">
            <text:p>65.08086267</text:p>
          </table:table-cell>
          <table:table-cell office:value-type="float" office:value="0.60299035802675804" table:style-name="ce1">
            <text:p>0.602990358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string" table:style-name="ce1">
            <text:p>QuadraticDiscriminantAnalysis</text:p>
          </table:table-cell>
          <table:table-cell office:value-type="float" office:value="5.7794653177261397" table:style-name="ce1">
            <text:p>5.779465318</text:p>
          </table:table-cell>
          <table:table-cell office:value-type="float" office:value="0.57536561489105198" table:style-name="ce1">
            <text:p>0.575365615</text:p>
          </table:table-cell>
          <table:table-cell office:value-type="float" office:value="0.99531091726917598" table:style-name="ce1">
            <text:p>0.995310917</text:p>
          </table:table-cell>
          <table:table-cell office:value-type="float" office:value="0.99387483790209297" table:style-name="ce1">
            <text:p>0.993874838</text:p>
          </table:table-cell>
          <table:table-cell office:value-type="float" office:value="4" table:style-name="ce1">
            <text:p>4</text:p>
          </table:table-cell>
          <table:table-cell table:number-columns-repeated="16369" table:style-name="ce1"/>
        </table:table-row>
        <table:table-row table:style-name="ro2">
          <table:table-cell table:number-columns-repeated="9" table:style-name="ce1"/>
          <table:table-cell office:value-type="string" table:style-name="ce5">
            <text:p>RandomForestClassifier</text:p>
          </table:table-cell>
          <table:table-cell office:value-type="float" office:value="0.559329462051392" table:style-name="ce5">
            <text:p>0.559329462</text:p>
          </table:table-cell>
          <table:table-cell office:value-type="float" office:value="2.59434700012207E-2" table:style-name="ce5">
            <text:p>0.02594347</text:p>
          </table:table-cell>
          <table:table-cell office:value-type="float" office:value="0.99769936318055497" table:style-name="ce5">
            <text:p>0.997699363</text:p>
          </table:table-cell>
          <table:table-cell office:value-type="float" office:value="0.997611194661575" table:style-name="ce5">
            <text:p>0.997611195</text:p>
          </table:table-cell>
          <table:table-cell office:value-type="float" office:value="576" table:style-name="ce1">
            <text:p>576</text:p>
          </table:table-cell>
          <table:table-cell table:number-columns-repeated="16369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SGDClassifier</text:p>
          </table:table-cell>
          <table:table-cell office:value-type="float" office:value="0.79965369701385502" table:style-name="ce1">
            <text:p>0.799653697</text:p>
          </table:table-cell>
          <table:table-cell office:value-type="float" office:value="1.7253422737121601E-2" table:style-name="ce1">
            <text:p>0.017253423</text:p>
          </table:table-cell>
          <table:table-cell office:value-type="float" office:value="0.99574001724626005" table:style-name="ce1">
            <text:p>0.995740017</text:p>
          </table:table-cell>
          <table:table-cell office:value-type="float" office:value="0.99650889137038801" table:style-name="ce1">
            <text:p>0.996508891</text:p>
          </table:table-cell>
          <table:table-cell office:value-type="float" office:value="1440" table:style-name="ce1">
            <text:p>1440</text:p>
          </table:table-cell>
          <table:table-cell table:number-columns-repeated="16369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SVC</text:p>
          </table:table-cell>
          <table:table-cell office:value-type="float" office:value="52.646681284904503" table:style-name="ce1">
            <text:p>52.64668128</text:p>
          </table:table-cell>
          <table:table-cell office:value-type="float" office:value="11.1824848175049" table:style-name="ce1">
            <text:p>11.18248482</text:p>
          </table:table-cell>
          <table:table-cell office:value-type="float" office:value="0.99584535911065597" table:style-name="ce1">
            <text:p>0.995845359</text:p>
          </table:table-cell>
          <table:table-cell office:value-type="float" office:value="0.99675368922829399" table:style-name="ce1">
            <text:p>0.996753689</text:p>
          </table:table-cell>
          <table:table-cell office:value-type="float" office:value="160" table:style-name="ce1">
            <text:p>160</text:p>
          </table:table-cell>
          <table:table-cell table:number-columns-repeated="16369" table:style-name="ce1"/>
        </table:table-row>
        <table:table-row table:style-name="ro2">
          <table:table-cell table:number-columns-repeated="9" table:style-name="ce1"/>
          <table:table-cell office:value-type="string" table:style-name="ce4">
            <text:p>VotingClassifier</text:p>
          </table:table-cell>
          <table:table-cell office:value-type="float" office:value="109.188809370995" table:style-name="ce4">
            <text:p>109.1888094</text:p>
          </table:table-cell>
          <table:table-cell office:value-type="float" office:value="0.131436967849731" table:style-name="ce4">
            <text:p>0.131436968</text:p>
          </table:table-cell>
          <table:table-cell office:value-type="float" office:value="0.99712095282662205" table:style-name="ce4">
            <text:p>0.997120953</text:p>
          </table:table-cell>
          <table:table-cell office:value-type="float" office:value="0.99736617166768704" table:style-name="ce4">
            <text:p>0.99736617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*</text:p>
          </table:table-cell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LATITUDE</text:p>
          </table:table-cell>
          <table:table-cell office:value-type="string" table:style-name="ce1">
            <text:p>fit_time</text:p>
          </table:table-cell>
          <table:table-cell office:value-type="string" table:style-name="ce1">
            <text:p>score_time</text:p>
          </table:table-cell>
          <table:table-cell office:value-type="string" table:style-name="ce1">
            <text:p>test_mae</text:p>
          </table:table-cell>
          <table:table-cell office:value-type="string" table:style-name="ce1">
            <text:p>test_mse</text:p>
          </table:table-cell>
          <table:table-cell office:value-type="string" table:style-name="ce1">
            <text:p>test_distance</text:p>
          </table:table-cell>
          <table:table-cell office:value-type="string" table:style-name="ce1">
            <text:p>test_r2</text:p>
          </table:table-cell>
          <table:table-cell office:value-type="string" table:style-name="ce1">
            <text:p>num_par</text:p>
          </table:table-cell>
          <table:table-cell table:style-name="ce1"/>
          <table:table-cell office:value-type="string" table:style-name="ce2">
            <text:p>FLOOR</text:p>
          </table:table-cell>
          <table:table-cell office:value-type="string" table:style-name="ce1">
            <text:p>fit_time</text:p>
          </table:table-cell>
          <table:table-cell office:value-type="string" table:style-name="ce1">
            <text:p>score_time</text:p>
          </table:table-cell>
          <table:table-cell office:value-type="string" table:style-name="ce1">
            <text:p>test_nbaccuracy</text:p>
          </table:table-cell>
          <table:table-cell office:value-type="string" table:style-name="ce1">
            <text:p>test_accuracy</text:p>
          </table:table-cell>
          <table:table-cell office:value-type="string" table:style-name="ce1">
            <text:p>num_par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3">
            <text:p>AdaBoostRegressor</text:p>
          </table:table-cell>
          <table:table-cell office:value-type="float" office:value="75.9821522474289" table:style-name="ce3">
            <text:p>75.98215225</text:p>
          </table:table-cell>
          <table:table-cell office:value-type="float" office:value="0.45364155769348102" table:style-name="ce3">
            <text:p>0.453641558</text:p>
          </table:table-cell>
          <table:table-cell office:value-type="float" office:value="1.9128260709323099" table:style-name="ce3">
            <text:p>1.912826071</text:p>
          </table:table-cell>
          <table:table-cell office:value-type="float" office:value="18.376431149877" table:style-name="ce3">
            <text:p>18.37643115</text:p>
          </table:table-cell>
          <table:table-cell office:value-type="float" office:value="1.5482023530629101" table:style-name="ce3">
            <text:p>1.548202353</text:p>
          </table:table-cell>
          <table:table-cell office:value-type="float" office:value="0.996024667639553" table:style-name="ce3">
            <text:p>0.996024668</text:p>
          </table:table-cell>
          <table:table-cell office:value-type="float" office:value="36" table:style-name="ce3">
            <text:p>36</text:p>
          </table:table-cell>
          <table:table-cell table:style-name="ce1"/>
          <table:table-cell office:value-type="string" table:style-name="ce3">
            <text:p>AdaBoostClassifier</text:p>
          </table:table-cell>
          <table:table-cell office:value-type="float" office:value="87.722853136062596" table:style-name="ce3">
            <text:p>87.72285314</text:p>
          </table:table-cell>
          <table:table-cell office:value-type="float" office:value="0.27984929084777799" table:style-name="ce3">
            <text:p>0.279849291</text:p>
          </table:table-cell>
          <table:table-cell office:value-type="float" office:value="0.99331339978811595" table:style-name="ce3">
            <text:p>0.9933134</text:p>
          </table:table-cell>
          <table:table-cell office:value-type="float" office:value="0.99258886117214795" table:style-name="ce3">
            <text:p>0.992588861</text:p>
          </table:table-cell>
          <table:table-cell office:value-type="float" office:value="24" table:style-name="ce1">
            <text:p>24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3">
            <text:p>BaggingRegressor</text:p>
          </table:table-cell>
          <table:table-cell office:value-type="float" office:value="9.6924076080322301" table:style-name="ce3">
            <text:p>9.692407608</text:p>
          </table:table-cell>
          <table:table-cell office:value-type="float" office:value="0.35864684581756601" table:style-name="ce3">
            <text:p>0.358646846</text:p>
          </table:table-cell>
          <table:table-cell office:value-type="float" office:value="2.34846750823941" table:style-name="ce3">
            <text:p>2.348467508</text:p>
          </table:table-cell>
          <table:table-cell office:value-type="float" office:value="20.778493506940301" table:style-name="ce3">
            <text:p>20.77849351</text:p>
          </table:table-cell>
          <table:table-cell office:value-type="float" office:value="1.9008001564217001" table:style-name="ce3">
            <text:p>1.900800156</text:p>
          </table:table-cell>
          <table:table-cell office:value-type="float" office:value="0.99550753668607606" table:style-name="ce3">
            <text:p>0.995507537</text:p>
          </table:table-cell>
          <table:table-cell office:value-type="float" office:value="64" table:style-name="ce3">
            <text:p>64</text:p>
          </table:table-cell>
          <table:table-cell table:style-name="ce1"/>
          <table:table-cell office:value-type="string" table:style-name="ce1">
            <text:p>BaggingClassifier</text:p>
          </table:table-cell>
          <table:table-cell office:value-type="float" office:value="16.712611413002001" table:style-name="ce1">
            <text:p>16.71261141</text:p>
          </table:table-cell>
          <table:table-cell office:value-type="float" office:value="0.13873503208160401" table:style-name="ce1">
            <text:p>0.138735032</text:p>
          </table:table-cell>
          <table:table-cell office:value-type="float" office:value="0.98145758754345502" table:style-name="ce1">
            <text:p>0.981457588</text:p>
          </table:table-cell>
          <table:table-cell office:value-type="float" office:value="0.97893034893075404" table:style-name="ce1">
            <text:p>0.978930349</text:p>
          </table:table-cell>
          <table:table-cell office:value-type="float" office:value="48" table:style-name="ce1">
            <text:p>48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DecisionTreeRegressor</text:p>
          </table:table-cell>
          <table:table-cell office:value-type="float" office:value="1.4815708398819001" table:style-name="ce1">
            <text:p>1.48157084</text:p>
          </table:table-cell>
          <table:table-cell office:value-type="float" office:value="9.1149282455444305E-2" table:style-name="ce1">
            <text:p>0.091149282</text:p>
          </table:table-cell>
          <table:table-cell office:value-type="float" office:value="2.4694362934571998" table:style-name="ce1">
            <text:p>2.469436293</text:p>
          </table:table-cell>
          <table:table-cell office:value-type="float" office:value="39.559663415396798" table:style-name="ce1">
            <text:p>39.55966342</text:p>
          </table:table-cell>
          <table:table-cell office:value-type="float" office:value="1.9987156438518601" table:style-name="ce1">
            <text:p>1.998715644</text:p>
          </table:table-cell>
          <table:table-cell office:value-type="float" office:value="0.99144501167009702" table:style-name="ce1">
            <text:p>0.991445012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string" table:style-name="ce1">
            <text:p>BernoulliNB</text:p>
          </table:table-cell>
          <table:table-cell office:value-type="float" office:value="0.99250578880310103" table:style-name="ce1">
            <text:p>0.992505789</text:p>
          </table:table-cell>
          <table:table-cell office:value-type="float" office:value="6.6275310516357405E-2" table:style-name="ce1">
            <text:p>0.066275311</text:p>
          </table:table-cell>
          <table:table-cell office:value-type="float" office:value="0.65309457421101602" table:style-name="ce1">
            <text:p>0.653094574</text:p>
          </table:table-cell>
          <table:table-cell office:value-type="float" office:value="0.67658852196726804" table:style-name="ce1">
            <text:p>0.676588522</text:p>
          </table:table-cell>
          <table:table-cell office:value-type="float" office:value="8" table:style-name="ce1">
            <text:p>8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ElasticNet</text:p>
          </table:table-cell>
          <table:table-cell office:value-type="float" office:value="0.78930029869079599" table:style-name="ce1">
            <text:p>0.789300299</text:p>
          </table:table-cell>
          <table:table-cell office:value-type="float" office:value="9.4859886169433597E-2" table:style-name="ce1">
            <text:p>0.094859886</text:p>
          </table:table-cell>
          <table:table-cell office:value-type="float" office:value="21.875685590273701" table:style-name="ce1">
            <text:p>21.87568559</text:p>
          </table:table-cell>
          <table:table-cell office:value-type="float" office:value="780.04823141056795" table:style-name="ce1">
            <text:p>780.0482314</text:p>
          </table:table-cell>
          <table:table-cell office:value-type="float" office:value="17.7058425880827" table:style-name="ce1">
            <text:p>17.70584259</text:p>
          </table:table-cell>
          <table:table-cell office:value-type="float" office:value="0.83167359263755702" table:style-name="ce1">
            <text:p>0.831673593</text:p>
          </table:table-cell>
          <table:table-cell office:value-type="float" office:value="384" table:style-name="ce1">
            <text:p>384</text:p>
          </table:table-cell>
          <table:table-cell table:style-name="ce1"/>
          <table:table-cell office:value-type="string" table:style-name="ce1">
            <text:p>DecisionTreeClassifier</text:p>
          </table:table-cell>
          <table:table-cell office:value-type="float" office:value="2.3644464492797801" table:style-name="ce1">
            <text:p>2.364446449</text:p>
          </table:table-cell>
          <table:table-cell office:value-type="float" office:value="1.48958921432495E-2" table:style-name="ce1">
            <text:p>0.014895892</text:p>
          </table:table-cell>
          <table:table-cell office:value-type="float" office:value="0.96475851287060399" table:style-name="ce1">
            <text:p>0.964758513</text:p>
          </table:table-cell>
          <table:table-cell office:value-type="float" office:value="0.96220822376715498" table:style-name="ce1">
            <text:p>0.962208224</text:p>
          </table:table-cell>
          <table:table-cell office:value-type="float" office:value="120" table:style-name="ce1">
            <text:p>120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3">
            <text:p>ExtraTreesRegressor</text:p>
          </table:table-cell>
          <table:table-cell office:value-type="float" office:value="10.0465887308121" table:style-name="ce3">
            <text:p>10.04658873</text:p>
          </table:table-cell>
          <table:table-cell office:value-type="float" office:value="0.14010181427002" table:style-name="ce3">
            <text:p>0.140101814</text:p>
          </table:table-cell>
          <table:table-cell office:value-type="float" office:value="2.1177533441738801" table:style-name="ce3">
            <text:p>2.117753344</text:p>
          </table:table-cell>
          <table:table-cell office:value-type="float" office:value="19.934904507233998" table:style-name="ce3">
            <text:p>19.93490451</text:p>
          </table:table-cell>
          <table:table-cell office:value-type="float" office:value="1.7140649953237399" table:style-name="ce3">
            <text:p>1.714064995</text:p>
          </table:table-cell>
          <table:table-cell office:value-type="float" office:value="0.99568770656541306" table:style-name="ce3">
            <text:p>0.995687707</text:p>
          </table:table-cell>
          <table:table-cell office:value-type="float" office:value="240" table:style-name="ce3">
            <text:p>240</text:p>
          </table:table-cell>
          <table:table-cell table:style-name="ce1"/>
          <table:table-cell office:value-type="string" table:style-name="ce3">
            <text:p>ExtraTreesClassifier</text:p>
          </table:table-cell>
          <table:table-cell office:value-type="float" office:value="1.0834961652755699" table:style-name="ce3">
            <text:p>1.083496165</text:p>
          </table:table-cell>
          <table:table-cell office:value-type="float" office:value="4.1273975372314503E-2" table:style-name="ce3">
            <text:p>0.041273975</text:p>
          </table:table-cell>
          <table:table-cell office:value-type="float" office:value="0.98751778546013202" table:style-name="ce3">
            <text:p>0.987517785</text:p>
          </table:table-cell>
          <table:table-cell office:value-type="float" office:value="0.98560604355030401" table:style-name="ce3">
            <text:p>0.985606044</text:p>
          </table:table-cell>
          <table:table-cell office:value-type="float" office:value="11250" table:style-name="ce1">
            <text:p>11250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GaussianProcessRegressor</text:p>
          </table:table-cell>
          <table:table-cell office:value-type="float" office:value="307.68470211029" table:style-name="ce1">
            <text:p>307.6847021</text:p>
          </table:table-cell>
          <table:table-cell office:value-type="float" office:value="96.132652616500906" table:style-name="ce1">
            <text:p>96.13265262</text:p>
          </table:table-cell>
          <table:table-cell office:value-type="float" office:value="2482152.35360771" table:style-name="ce1">
            <text:p>2482152.354</text:p>
          </table:table-cell>
          <table:table-cell office:value-type="float" office:value="9545164756816.3301" table:style-name="ce1">
            <text:p>9.54516E+12</text:p>
          </table:table-cell>
          <table:table-cell office:value-type="float" office:value="2009016.62795526" table:style-name="ce1">
            <text:p>2009016.628</text:p>
          </table:table-cell>
          <table:table-cell office:value-type="float" office:value="-2061368994.90274" table:style-name="ce1">
            <text:p>-2061368995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GaussianNB</text:p>
          </table:table-cell>
          <table:table-cell office:value-type="float" office:value="0.55127930641174305" table:style-name="ce1">
            <text:p>0.551279306</text:p>
          </table:table-cell>
          <table:table-cell office:value-type="float" office:value="0.160254001617432" table:style-name="ce1">
            <text:p>0.160254002</text:p>
          </table:table-cell>
          <table:table-cell office:value-type="float" office:value="0.62966455848327796" table:style-name="ce1">
            <text:p>0.629664558</text:p>
          </table:table-cell>
          <table:table-cell office:value-type="float" office:value="0.63199715127937295" table:style-name="ce1">
            <text:p>0.631997151</text:p>
          </table:table-cell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GradientBoostingRegressor</text:p>
          </table:table-cell>
          <table:table-cell office:value-type="float" office:value="39.086029148101801" table:style-name="ce1">
            <text:p>39.08602915</text:p>
          </table:table-cell>
          <table:table-cell office:value-type="float" office:value="0.176184129714966" table:style-name="ce1">
            <text:p>0.17618413</text:p>
          </table:table-cell>
          <table:table-cell office:value-type="float" office:value="7.1511922275014204" table:style-name="ce1">
            <text:p>7.151192228</text:p>
          </table:table-cell>
          <table:table-cell office:value-type="float" office:value="89.999656236640405" table:style-name="ce1">
            <text:p>89.99965624</text:p>
          </table:table-cell>
          <table:table-cell office:value-type="float" office:value="5.7880497044385697" table:style-name="ce1">
            <text:p>5.788049704</text:p>
          </table:table-cell>
          <table:table-cell office:value-type="float" office:value="0.980555773569324" table:style-name="ce1">
            <text:p>0.980555774</text:p>
          </table:table-cell>
          <table:table-cell office:value-type="float" office:value="9216" table:style-name="ce1">
            <text:p>9216</text:p>
          </table:table-cell>
          <table:table-cell table:style-name="ce1"/>
          <table:table-cell office:value-type="string" table:style-name="ce1">
            <text:p>GradientBoostingClassifier</text:p>
          </table:table-cell>
          <table:table-cell office:value-type="float" office:value="160.90305459499399" table:style-name="ce1">
            <text:p>160.9030546</text:p>
          </table:table-cell>
          <table:table-cell office:value-type="float" office:value="9.2319464683532707E-2" table:style-name="ce1">
            <text:p>0.092319465</text:p>
          </table:table-cell>
          <table:table-cell office:value-type="float" office:value="0.98144889388887502" table:style-name="ce1">
            <text:p>0.981448894</text:p>
          </table:table-cell>
          <table:table-cell office:value-type="float" office:value="0.97837884081985504" table:style-name="ce1">
            <text:p>0.978378841</text:p>
          </table:table-cell>
          <table:table-cell office:value-type="float" office:value="648" table:style-name="ce1">
            <text:p>648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3">
            <text:p>KNeighborsRegressor</text:p>
          </table:table-cell>
          <table:table-cell office:value-type="float" office:value="1.98027858734131" table:style-name="ce3">
            <text:p>1.980278587</text:p>
          </table:table-cell>
          <table:table-cell office:value-type="float" office:value="31.7841645002365" table:style-name="ce3">
            <text:p>31.7841645</text:p>
          </table:table-cell>
          <table:table-cell office:value-type="float" office:value="3.1691081906351499" table:style-name="ce3">
            <text:p>3.169108191</text:p>
          </table:table-cell>
          <table:table-cell office:value-type="float" office:value="33.572330530230701" table:style-name="ce3">
            <text:p>33.57233053</text:p>
          </table:table-cell>
          <table:table-cell office:value-type="float" office:value="2.56501322744016" table:style-name="ce3">
            <text:p>2.565013227</text:p>
          </table:table-cell>
          <table:table-cell office:value-type="float" office:value="0.99274847224179597" table:style-name="ce3">
            <text:p>0.992748472</text:p>
          </table:table-cell>
          <table:table-cell office:value-type="float" office:value="1440" table:style-name="ce3">
            <text:p>1440</text:p>
          </table:table-cell>
          <table:table-cell table:style-name="ce1"/>
          <table:table-cell office:value-type="string" table:style-name="ce1">
            <text:p>KNeighborsClassifier</text:p>
          </table:table-cell>
          <table:table-cell office:value-type="float" office:value="2.0555773496627801" table:style-name="ce1">
            <text:p>2.05557735</text:p>
          </table:table-cell>
          <table:table-cell office:value-type="float" office:value="25.2246432304382" table:style-name="ce1">
            <text:p>25.22464323</text:p>
          </table:table-cell>
          <table:table-cell office:value-type="float" office:value="0.96966870863728205" table:style-name="ce1">
            <text:p>0.969668709</text:p>
          </table:table-cell>
          <table:table-cell office:value-type="float" office:value="0.96520932393165504" table:style-name="ce1">
            <text:p>0.965209324</text:p>
          </table:table-cell>
          <table:table-cell office:value-type="float" office:value="1440" table:style-name="ce1">
            <text:p>1440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Lasso</text:p>
          </table:table-cell>
          <table:table-cell office:value-type="float" office:value="1.05269560813904" table:style-name="ce1">
            <text:p>1.052695608</text:p>
          </table:table-cell>
          <table:table-cell office:value-type="float" office:value="9.5988607406616203E-2" table:style-name="ce1">
            <text:p>0.095988607</text:p>
          </table:table-cell>
          <table:table-cell office:value-type="float" office:value="15.827002091099899" table:style-name="ce1">
            <text:p>15.82700209</text:p>
          </table:table-cell>
          <table:table-cell office:value-type="float" office:value="417.29007526504603" table:style-name="ce1">
            <text:p>417.2900753</text:p>
          </table:table-cell>
          <table:table-cell office:value-type="float" office:value="12.810126542670901" table:style-name="ce1">
            <text:p>12.81012654</text:p>
          </table:table-cell>
          <table:table-cell office:value-type="float" office:value="0.90991383995999897" table:style-name="ce1">
            <text:p>0.90991384</text:p>
          </table:table-cell>
          <table:table-cell office:value-type="float" office:value="96" table:style-name="ce1">
            <text:p>96</text:p>
          </table:table-cell>
          <table:table-cell table:style-name="ce1"/>
          <table:table-cell office:value-type="string" table:style-name="ce3">
            <text:p>LinearDiscriminantAnalysis</text:p>
          </table:table-cell>
          <table:table-cell office:value-type="float" office:value="5.3055682897567804" table:style-name="ce3">
            <text:p>5.30556829</text:p>
          </table:table-cell>
          <table:table-cell office:value-type="float" office:value="1.6184520721435499E-2" table:style-name="ce3">
            <text:p>0.016184521</text:p>
          </table:table-cell>
          <table:table-cell office:value-type="float" office:value="0.98498162319260696" table:style-name="ce3">
            <text:p>0.984981623</text:p>
          </table:table-cell>
          <table:table-cell office:value-type="float" office:value="0.98615728900255795" table:style-name="ce3">
            <text:p>0.986157289</text:p>
          </table:table-cell>
          <table:table-cell office:value-type="float" office:value="6" table:style-name="ce1">
            <text:p>6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LinearRegression</text:p>
          </table:table-cell>
          <table:table-cell office:value-type="float" office:value="2.5838251829147301" table:style-name="ce1">
            <text:p>2.583825183</text:p>
          </table:table-cell>
          <table:table-cell office:value-type="float" office:value="0.104013109207153" table:style-name="ce1">
            <text:p>0.104013109</text:p>
          </table:table-cell>
          <table:table-cell office:value-type="float" office:value="7.0248010834341601" table:style-name="ce1">
            <text:p>7.024801083</text:p>
          </table:table-cell>
          <table:table-cell office:value-type="float" office:value="89.337374209017199" table:style-name="ce1">
            <text:p>89.33737421</text:p>
          </table:table-cell>
          <table:table-cell office:value-type="float" office:value="5.6857501299398701" table:style-name="ce1">
            <text:p>5.68575013</text:p>
          </table:table-cell>
          <table:table-cell office:value-type="float" office:value="0.980692433049146" table:style-name="ce1">
            <text:p>0.98069243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LogisticRegression</text:p>
          </table:table-cell>
          <table:table-cell office:value-type="float" office:value="16.934728288650501" table:style-name="ce1">
            <text:p>16.93472829</text:p>
          </table:table-cell>
          <table:table-cell office:value-type="float" office:value="1.7718553543090799E-2" table:style-name="ce1">
            <text:p>0.017718554</text:p>
          </table:table-cell>
          <table:table-cell office:value-type="float" office:value="0.97927874271511794" table:style-name="ce1">
            <text:p>0.979278743</text:p>
          </table:table-cell>
          <table:table-cell office:value-type="float" office:value="0.97746002335410598" table:style-name="ce1">
            <text:p>0.977460023</text:p>
          </table:table-cell>
          <table:table-cell office:value-type="float" office:value="60" table:style-name="ce1">
            <text:p>60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PassiveAggressiveRegressor</text:p>
          </table:table-cell>
          <table:table-cell office:value-type="float" office:value="0.78218803405761705" table:style-name="ce1">
            <text:p>0.782188034</text:p>
          </table:table-cell>
          <table:table-cell office:value-type="float" office:value="0.10622577667236301" table:style-name="ce1">
            <text:p>0.106225777</text:p>
          </table:table-cell>
          <table:table-cell office:value-type="float" office:value="54796.031867499703" table:style-name="ce1">
            <text:p>54796.03187</text:p>
          </table:table-cell>
          <table:table-cell office:value-type="float" office:value="5297504406.2823801" table:style-name="ce1">
            <text:p>5297504406</text:p>
          </table:table-cell>
          <table:table-cell office:value-type="float" office:value="44351.081294479001" table:style-name="ce1">
            <text:p>44351.08129</text:p>
          </table:table-cell>
          <table:table-cell office:value-type="float" office:value="-1145953.10184206" table:style-name="ce1">
            <text:p>-1145953.10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MLPClassifier</text:p>
          </table:table-cell>
          <table:table-cell office:value-type="float" office:value="26.648715615272501" table:style-name="ce3">
            <text:p>26.64871562</text:p>
          </table:table-cell>
          <table:table-cell office:value-type="float" office:value="3.62033128738403E-2" table:style-name="ce3">
            <text:p>0.036203313</text:p>
          </table:table-cell>
          <table:table-cell office:value-type="float" office:value="0.98442217261093601" table:style-name="ce3">
            <text:p>0.984422173</text:p>
          </table:table-cell>
          <table:table-cell office:value-type="float" office:value="0.98346267395506903" table:style-name="ce3">
            <text:p>0.983462674</text:p>
          </table:table-cell>
          <table:table-cell office:value-type="float" office:value="720" table:style-name="ce1">
            <text:p>720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3">
            <text:p>RandomForestRegressor</text:p>
          </table:table-cell>
          <table:table-cell office:value-type="float" office:value="8.5599113464355501" table:style-name="ce3">
            <text:p>8.559911346</text:p>
          </table:table-cell>
          <table:table-cell office:value-type="float" office:value="0.135099124908447" table:style-name="ce3">
            <text:p>0.135099125</text:p>
          </table:table-cell>
          <table:table-cell office:value-type="float" office:value="2.3467911147093701" table:style-name="ce3">
            <text:p>2.346791115</text:p>
          </table:table-cell>
          <table:table-cell office:value-type="float" office:value="20.583846117927202" table:style-name="ce3">
            <text:p>20.58384612</text:p>
          </table:table-cell>
          <table:table-cell office:value-type="float" office:value="1.8994433485167601" table:style-name="ce3">
            <text:p>1.899443349</text:p>
          </table:table-cell>
          <table:table-cell office:value-type="float" office:value="0.99555031964609897" table:style-name="ce3">
            <text:p>0.99555032</text:p>
          </table:table-cell>
          <table:table-cell office:value-type="float" office:value="192" table:style-name="ce3">
            <text:p>192</text:p>
          </table:table-cell>
          <table:table-cell table:style-name="ce1"/>
          <table:table-cell office:value-type="string" table:style-name="ce1">
            <text:p>MultinomialNB</text:p>
          </table:table-cell>
          <table:table-cell office:value-type="float" office:value="0.182143449783325" table:style-name="ce1">
            <text:p>0.18214345</text:p>
          </table:table-cell>
          <table:table-cell office:value-type="float" office:value="1.5485167503356901E-2" table:style-name="ce1">
            <text:p>0.015485168</text:p>
          </table:table-cell>
          <table:table-cell office:value-type="float" office:value="0.72891447498577999" table:style-name="ce1">
            <text:p>0.728914475</text:p>
          </table:table-cell>
          <table:table-cell office:value-type="float" office:value="0.73961714125331701" table:style-name="ce1">
            <text:p>0.739617141</text:p>
          </table:table-cell>
          <table:table-cell office:value-type="float" office:value="8" table:style-name="ce1">
            <text:p>8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Ridge</text:p>
          </table:table-cell>
          <table:table-cell office:value-type="float" office:value="0.842962145805359" table:style-name="ce1">
            <text:p>0.842962146</text:p>
          </table:table-cell>
          <table:table-cell office:value-type="float" office:value="9.1384220123291005E-2" table:style-name="ce1">
            <text:p>0.09138422</text:p>
          </table:table-cell>
          <table:table-cell office:value-type="float" office:value="7.0262546876207699" table:style-name="ce1">
            <text:p>7.026254688</text:p>
          </table:table-cell>
          <table:table-cell office:value-type="float" office:value="87.115066679816906" table:style-name="ce1">
            <text:p>87.11506668</text:p>
          </table:table-cell>
          <table:table-cell office:value-type="float" office:value="5.6869265582739699" table:style-name="ce1">
            <text:p>5.686926558</text:p>
          </table:table-cell>
          <table:table-cell office:value-type="float" office:value="0.98117503854007604" table:style-name="ce1">
            <text:p>0.981175039</text:p>
          </table:table-cell>
          <table:table-cell office:value-type="float" office:value="96" table:style-name="ce1">
            <text:p>96</text:p>
          </table:table-cell>
          <table:table-cell table:style-name="ce1"/>
          <table:table-cell office:value-type="string" table:style-name="ce1">
            <text:p>PassiveAggressiveClassifier</text:p>
          </table:table-cell>
          <table:table-cell office:value-type="float" office:value="1.9094625711441" table:style-name="ce1">
            <text:p>1.909462571</text:p>
          </table:table-cell>
          <table:table-cell office:value-type="float" office:value="1.67370319366455E-2" table:style-name="ce1">
            <text:p>0.016737032</text:p>
          </table:table-cell>
          <table:table-cell table:style-name="ce1"/>
          <table:table-cell office:value-type="float" office:value="0.243358113300433" table:style-name="ce1">
            <text:p>0.243358113</text:p>
          </table:table-cell>
          <table:table-cell office:value-type="float" office:value="80" table:style-name="ce1">
            <text:p>8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SVR</text:p>
          </table:table-cell>
          <table:table-cell office:value-type="float" office:value="347.23180005550398" table:style-name="ce1">
            <text:p>347.2318001</text:p>
          </table:table-cell>
          <table:table-cell office:value-type="float" office:value="153.99372498989101" table:style-name="ce1">
            <text:p>153.993725</text:p>
          </table:table-cell>
          <table:table-cell office:value-type="float" office:value="28.1113714854793" table:style-name="ce1">
            <text:p>28.11137149</text:p>
          </table:table-cell>
          <table:table-cell office:value-type="float" office:value="1413.6759941742" table:style-name="ce1">
            <text:p>1413.675994</text:p>
          </table:table-cell>
          <table:table-cell office:value-type="float" office:value="22.752912216315899" table:style-name="ce1">
            <text:p>22.75291222</text:p>
          </table:table-cell>
          <table:table-cell office:value-type="float" office:value="0.69505817389507696" table:style-name="ce1">
            <text:p>0.695058174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string" table:style-name="ce1">
            <text:p>QuadraticDiscriminantAnalysis</text:p>
          </table:table-cell>
          <table:table-cell office:value-type="float" office:value="6.7642097949981697" table:style-name="ce1">
            <text:p>6.764209795</text:p>
          </table:table-cell>
          <table:table-cell office:value-type="float" office:value="0.85901348590850801" table:style-name="ce1">
            <text:p>0.859013486</text:p>
          </table:table-cell>
          <table:table-cell office:value-type="float" office:value="0.79999259141007995" table:style-name="ce1">
            <text:p>0.799992591</text:p>
          </table:table-cell>
          <table:table-cell office:value-type="float" office:value="0.75443964404500297" table:style-name="ce1">
            <text:p>0.754439644</text:p>
          </table:table-cell>
          <table:table-cell office:value-type="float" office:value="4" table:style-name="ce1">
            <text:p>4</text:p>
          </table:table-cell>
          <table:table-cell table:number-columns-repeated="16369"/>
        </table:table-row>
        <table:table-row table:style-name="ro2">
          <table:table-cell table:number-columns-repeated="9" table:style-name="ce1"/>
          <table:table-cell office:value-type="string" table:style-name="ce3">
            <text:p>RandomForestClassifier</text:p>
          </table:table-cell>
          <table:table-cell office:value-type="float" office:value="0.87071459293365505" table:style-name="ce3">
            <text:p>0.870714593</text:p>
          </table:table-cell>
          <table:table-cell office:value-type="float" office:value="3.5543847084045399E-2" table:style-name="ce3">
            <text:p>0.035543847</text:p>
          </table:table-cell>
          <table:table-cell office:value-type="float" office:value="0.98961542610309405" table:style-name="ce3">
            <text:p>0.989615426</text:p>
          </table:table-cell>
          <table:table-cell office:value-type="float" office:value="0.98817874746346801" table:style-name="ce3">
            <text:p>0.988178747</text:p>
          </table:table-cell>
          <table:table-cell office:value-type="float" office:value="576" table:style-name="ce1">
            <text:p>576</text:p>
          </table:table-cell>
          <table:table-cell table:number-columns-repeated="16369"/>
        </table:table-row>
        <table:table-row table:style-name="ro2">
          <table:table-cell table:number-columns-repeated="9" table:style-name="ce1"/>
          <table:table-cell office:value-type="string" table:style-name="ce1">
            <text:p>SGDClassifier</text:p>
          </table:table-cell>
          <table:table-cell office:value-type="float" office:value="1.2460485219955399" table:style-name="ce1">
            <text:p>1.246048522</text:p>
          </table:table-cell>
          <table:table-cell office:value-type="float" office:value="1.70572519302368E-2" table:style-name="ce1">
            <text:p>0.017057252</text:p>
          </table:table-cell>
          <table:table-cell table:style-name="ce1"/>
          <table:table-cell office:value-type="float" office:value="0.243358113300433" table:style-name="ce1">
            <text:p>0.243358113</text:p>
          </table:table-cell>
          <table:table-cell office:value-type="float" office:value="1440" table:style-name="ce1">
            <text:p>1440</text:p>
          </table:table-cell>
          <table:table-cell table:number-columns-repeated="16369"/>
        </table:table-row>
        <table:table-row table:style-name="ro2">
          <table:table-cell table:number-columns-repeated="9" table:style-name="ce1"/>
          <table:table-cell office:value-type="string" table:style-name="ce1">
            <text:p>SVC</text:p>
          </table:table-cell>
          <table:table-cell office:value-type="float" office:value="243.68878498077399" table:style-name="ce1">
            <text:p>243.688785</text:p>
          </table:table-cell>
          <table:table-cell office:value-type="float" office:value="58.063556575775102" table:style-name="ce1">
            <text:p>58.06355658</text:p>
          </table:table-cell>
          <table:table-cell office:value-type="float" office:value="0.92335705903791299" table:style-name="ce1">
            <text:p>0.923357059</text:p>
          </table:table-cell>
          <table:table-cell office:value-type="float" office:value="0.90726498805278399" table:style-name="ce1">
            <text:p>0.907264988</text:p>
          </table:table-cell>
          <table:table-cell office:value-type="float" office:value="160" table:style-name="ce1">
            <text:p>160</text:p>
          </table:table-cell>
          <table:table-cell table:number-columns-repeated="16369"/>
        </table:table-row>
        <table:table-row table:style-name="ro2">
          <table:table-cell table:number-columns-repeated="9" table:style-name="ce1"/>
          <table:table-cell office:value-type="string" table:style-name="ce3">
            <text:p>VotingClassifier</text:p>
          </table:table-cell>
          <table:table-cell office:value-type="float" office:value="161.83359661102301" table:style-name="ce3">
            <text:p>161.8335966</text:p>
          </table:table-cell>
          <table:table-cell office:value-type="float" office:value="0.15745244026184099" table:style-name="ce3">
            <text:p>0.15745244</text:p>
          </table:table-cell>
          <table:table-cell office:value-type="float" office:value="0.98349275819196003" table:style-name="ce3">
            <text:p>0.983492758</text:p>
          </table:table-cell>
          <table:table-cell office:value-type="float" office:value="0.98070610898983002" table:style-name="ce3">
            <text:p>0.980706109</text:p>
          </table:table-cell>
          <table:table-cell office:value-type="float" office:value="6" table:style-name="ce1">
            <text:p>6</text:p>
          </table:table-cell>
          <table:table-cell table:number-columns-repeated="16369"/>
        </table:table-row>
        <table:table-row table:number-rows-repeated="1048537" table:style-name="ro2">
          <table:table-cell table:number-columns-repeated="16384"/>
        </table:table-row>
      </table:table>
      <table:table table:name="Top_Models" table:style-name="ta1">
        <table:table-column table:style-name="co2" table:number-columns-repeated="7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6" table:default-cell-style-name="ce1"/>
        <table:table-column table:style-name="co6" table:number-columns-repeated="16369" table:default-cell-style-name="ce1"/>
        <table:table-row table:style-name="ro1">
          <table:table-cell office:value-type="string" table:style-name="ce2">
            <text:p>LONGITUDE</text:p>
          </table:table-cell>
          <table:table-cell office:value-type="string" table:style-name="ce1">
            <text:p>fit_time</text:p>
          </table:table-cell>
          <table:table-cell office:value-type="string" table:style-name="ce1">
            <text:p>score_time</text:p>
          </table:table-cell>
          <table:table-cell office:value-type="string" table:style-name="ce1">
            <text:p>test_mae</text:p>
          </table:table-cell>
          <table:table-cell office:value-type="string" table:style-name="ce1">
            <text:p>test_mse</text:p>
          </table:table-cell>
          <table:table-cell office:value-type="string" table:style-name="ce1">
            <text:p>test_distance</text:p>
          </table:table-cell>
          <table:table-cell office:value-type="string" table:style-name="ce1">
            <text:p>test_r2</text:p>
          </table:table-cell>
          <table:table-cell office:value-type="string" table:style-name="ce1">
            <text:p>num_par</text:p>
          </table:table-cell>
          <table:table-cell table:style-name="ce1"/>
          <table:table-cell office:value-type="string" table:style-name="ce2">
            <text:p>BUILDING</text:p>
          </table:table-cell>
          <table:table-cell office:value-type="string" table:style-name="ce1">
            <text:p>fit_time</text:p>
          </table:table-cell>
          <table:table-cell office:value-type="string" table:style-name="ce1">
            <text:p>score_time</text:p>
          </table:table-cell>
          <table:table-cell office:value-type="string" table:style-name="ce1">
            <text:p>test_nbaccuracy</text:p>
          </table:table-cell>
          <table:table-cell office:value-type="string" table:style-name="ce1">
            <text:p>test_accuracy</text:p>
          </table:table-cell>
          <table:table-cell office:value-type="string" table:style-name="ce1">
            <text:p>num_par</text:p>
          </table:table-cell>
          <table:table-cell table:number-columns-repeated="16369"/>
        </table:table-row>
        <table:table-row table:style-name="ro2">
          <table:table-cell office:value-type="string" table:style-name="ce3">
            <text:p>AdaBoostRegressor</text:p>
          </table:table-cell>
          <table:table-cell office:value-type="float" office:value="83.009643602371199" table:style-name="ce3">
            <text:p>83.0096436</text:p>
          </table:table-cell>
          <table:table-cell office:value-type="float" office:value="0.44386479854583699" table:style-name="ce3">
            <text:p>0.443864799</text:p>
          </table:table-cell>
          <table:table-cell office:value-type="float" office:value="2.06129351386747" table:style-name="ce3">
            <text:p>2.061293514</text:p>
          </table:table-cell>
          <table:table-cell office:value-type="float" office:value="24.625936010207699" table:style-name="ce3">
            <text:p>24.62593601</text:p>
          </table:table-cell>
          <table:table-cell office:value-type="float" office:value="2.1029609879278199" table:style-name="ce3">
            <text:p>2.102960988</text:p>
          </table:table-cell>
          <table:table-cell office:value-type="float" office:value="0.99841077717209403" table:style-name="ce3">
            <text:p>0.998410777</text:p>
          </table:table-cell>
          <table:table-cell office:value-type="float" office:value="36" table:style-name="ce3">
            <text:p>36</text:p>
          </table:table-cell>
          <table:table-cell table:style-name="ce1"/>
          <table:table-cell office:value-type="string" table:style-name="ce3">
            <text:p>KNeighborsClassifier</text:p>
          </table:table-cell>
          <table:table-cell office:value-type="float" office:value="2.0031107902526899" table:style-name="ce3">
            <text:p>2.00311079</text:p>
          </table:table-cell>
          <table:table-cell office:value-type="float" office:value="24.8370701313019" table:style-name="ce3">
            <text:p>24.83707013</text:p>
          </table:table-cell>
          <table:table-cell office:value-type="float" office:value="0.99770428889614504" table:style-name="ce3">
            <text:p>0.997704289</text:p>
          </table:table-cell>
          <table:table-cell office:value-type="float" office:value="0.99761104457092098" table:style-name="ce3">
            <text:p>0.997611045</text:p>
          </table:table-cell>
          <table:table-cell office:value-type="float" office:value="1440" table:style-name="ce3">
            <text:p>1440</text:p>
          </table:table-cell>
          <table:table-cell table:number-columns-repeated="16369"/>
        </table:table-row>
        <table:table-row table:style-name="ro2">
          <table:table-cell office:value-type="string" table:style-name="ce3">
            <text:p>BaggingRegressor</text:p>
          </table:table-cell>
          <table:table-cell office:value-type="float" office:value="9.4699802637100206" table:style-name="ce3">
            <text:p>9.469980264</text:p>
          </table:table-cell>
          <table:table-cell office:value-type="float" office:value="0.34227454662322998" table:style-name="ce3">
            <text:p>0.342274547</text:p>
          </table:table-cell>
          <table:table-cell office:value-type="float" office:value="2.7425429883876302" table:style-name="ce3">
            <text:p>2.742542988</text:p>
          </table:table-cell>
          <table:table-cell office:value-type="float" office:value="30.021255766333699" table:style-name="ce3">
            <text:p>30.02125577</text:p>
          </table:table-cell>
          <table:table-cell office:value-type="float" office:value="2.7979814003477399" table:style-name="ce3">
            <text:p>2.7979814</text:p>
          </table:table-cell>
          <table:table-cell office:value-type="float" office:value="0.99806592080418699" table:style-name="ce3">
            <text:p>0.998065921</text:p>
          </table:table-cell>
          <table:table-cell office:value-type="float" office:value="64" table:style-name="ce3">
            <text:p>64</text:p>
          </table:table-cell>
          <table:table-cell table:style-name="ce1"/>
          <table:table-cell office:value-type="string" table:style-name="ce3">
            <text:p>MLPClassifier</text:p>
          </table:table-cell>
          <table:table-cell office:value-type="float" office:value="13.4228995084763" table:style-name="ce3">
            <text:p>13.42289951</text:p>
          </table:table-cell>
          <table:table-cell office:value-type="float" office:value="3.1251049041747997E-2" table:style-name="ce3">
            <text:p>0.031251049</text:p>
          </table:table-cell>
          <table:table-cell office:value-type="float" office:value="0.99796020330415103" table:style-name="ce3">
            <text:p>0.997960203</text:p>
          </table:table-cell>
          <table:table-cell office:value-type="float" office:value="0.99779494314565997" table:style-name="ce3">
            <text:p>0.997794943</text:p>
          </table:table-cell>
          <table:table-cell office:value-type="float" office:value="720" table:style-name="ce3">
            <text:p>720</text:p>
          </table:table-cell>
          <table:table-cell table:number-columns-repeated="16369"/>
        </table:table-row>
        <table:table-row table:style-name="ro2">
          <table:table-cell office:value-type="string" table:style-name="ce3">
            <text:p>ExtraTreesRegressor</text:p>
          </table:table-cell>
          <table:table-cell office:value-type="float" office:value="9.5452123165130605" table:style-name="ce3">
            <text:p>9.545212317</text:p>
          </table:table-cell>
          <table:table-cell office:value-type="float" office:value="0.13525669574737501" table:style-name="ce3">
            <text:p>0.135256696</text:p>
          </table:table-cell>
          <table:table-cell office:value-type="float" office:value="2.5401800618125501" table:style-name="ce3">
            <text:p>2.540180062</text:p>
          </table:table-cell>
          <table:table-cell office:value-type="float" office:value="31.411137598199002" table:style-name="ce3">
            <text:p>31.4111376</text:p>
          </table:table-cell>
          <table:table-cell office:value-type="float" office:value="2.5915278617936601" table:style-name="ce3">
            <text:p>2.591527862</text:p>
          </table:table-cell>
          <table:table-cell office:value-type="float" office:value="0.99797426649654397" table:style-name="ce3">
            <text:p>0.997974266</text:p>
          </table:table-cell>
          <table:table-cell office:value-type="float" office:value="240" table:style-name="ce3">
            <text:p>240</text:p>
          </table:table-cell>
          <table:table-cell table:style-name="ce1"/>
          <table:table-cell office:value-type="string" table:style-name="ce3">
            <text:p>RandomForestClassifier</text:p>
          </table:table-cell>
          <table:table-cell office:value-type="float" office:value="0.559329462051392" table:style-name="ce3">
            <text:p>0.559329462</text:p>
          </table:table-cell>
          <table:table-cell office:value-type="float" office:value="2.59434700012207E-2" table:style-name="ce3">
            <text:p>0.02594347</text:p>
          </table:table-cell>
          <table:table-cell office:value-type="float" office:value="0.99769936318055497" table:style-name="ce3">
            <text:p>0.997699363</text:p>
          </table:table-cell>
          <table:table-cell office:value-type="float" office:value="0.997611194661575" table:style-name="ce3">
            <text:p>0.997611195</text:p>
          </table:table-cell>
          <table:table-cell office:value-type="float" office:value="576" table:style-name="ce3">
            <text:p>576</text:p>
          </table:table-cell>
          <table:table-cell table:number-columns-repeated="16369"/>
        </table:table-row>
        <table:table-row table:style-name="ro2">
          <table:table-cell office:value-type="string" table:style-name="ce3">
            <text:p>KNeighborsRegressor</text:p>
          </table:table-cell>
          <table:table-cell office:value-type="float" office:value="1.9826497316360501" table:style-name="ce3">
            <text:p>1.982649732</text:p>
          </table:table-cell>
          <table:table-cell office:value-type="float" office:value="31.751879906654398" table:style-name="ce3">
            <text:p>31.75187991</text:p>
          </table:table-cell>
          <table:table-cell office:value-type="float" office:value="3.8062304279216401" table:style-name="ce3">
            <text:p>3.806230428</text:p>
          </table:table-cell>
          <table:table-cell office:value-type="float" office:value="50.665884425882602" table:style-name="ce3">
            <text:p>50.66588443</text:p>
          </table:table-cell>
          <table:table-cell office:value-type="float" office:value="3.8831704690840398" table:style-name="ce3">
            <text:p>3.883170469</text:p>
          </table:table-cell>
          <table:table-cell office:value-type="float" office:value="0.99673964603295595" table:style-name="ce3">
            <text:p>0.996739646</text:p>
          </table:table-cell>
          <table:table-cell office:value-type="float" office:value="1440" table:style-name="ce3">
            <text:p>1440</text:p>
          </table:table-cell>
          <table:table-cell table:style-name="ce1"/>
          <table:table-cell office:value-type="string" table:style-name="ce3">
            <text:p>LogisticRegression</text:p>
          </table:table-cell>
          <table:table-cell office:value-type="float" office:value="6.1712587356567399" table:style-name="ce3">
            <text:p>6.171258736</text:p>
          </table:table-cell>
          <table:table-cell office:value-type="float" office:value="1.7339658737182601E-2" table:style-name="ce3">
            <text:p>0.017339659</text:p>
          </table:table-cell>
          <table:table-cell office:value-type="float" office:value="0.99743923682743696" table:style-name="ce3">
            <text:p>0.997439237</text:p>
          </table:table-cell>
          <table:table-cell office:value-type="float" office:value="0.99755003271976295" table:style-name="ce3">
            <text:p>0.997550033</text:p>
          </table:table-cell>
          <table:table-cell office:value-type="float" office:value="60" table:style-name="ce3">
            <text:p>60</text:p>
          </table:table-cell>
          <table:table-cell table:number-columns-repeated="16369"/>
        </table:table-row>
        <table:table-row table:style-name="ro2">
          <table:table-cell office:value-type="string" table:style-name="ce3">
            <text:p>RandomForestRegressor</text:p>
          </table:table-cell>
          <table:table-cell office:value-type="float" office:value="8.2393437623977697" table:style-name="ce3">
            <text:p>8.239343762</text:p>
          </table:table-cell>
          <table:table-cell office:value-type="float" office:value="0.12197449207305899" table:style-name="ce3">
            <text:p>0.121974492</text:p>
          </table:table-cell>
          <table:table-cell office:value-type="float" office:value="2.7642449434041101" table:style-name="ce3">
            <text:p>2.764244943</text:p>
          </table:table-cell>
          <table:table-cell office:value-type="float" office:value="30.824115955727301" table:style-name="ce3">
            <text:p>30.82411596</text:p>
          </table:table-cell>
          <table:table-cell office:value-type="float" office:value="2.8201220438197101" table:style-name="ce3">
            <text:p>2.820122044</text:p>
          </table:table-cell>
          <table:table-cell office:value-type="float" office:value="0.99801402676912598" table:style-name="ce3">
            <text:p>0.998014027</text:p>
          </table:table-cell>
          <table:table-cell office:value-type="float" office:value="192" table:style-name="ce3">
            <text:p>192</text:p>
          </table:table-cell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LATITUDE</text:p>
          </table:table-cell>
          <table:table-cell office:value-type="string" table:style-name="ce1">
            <text:p>fit_time</text:p>
          </table:table-cell>
          <table:table-cell office:value-type="string" table:style-name="ce1">
            <text:p>score_time</text:p>
          </table:table-cell>
          <table:table-cell office:value-type="string" table:style-name="ce1">
            <text:p>test_mae</text:p>
          </table:table-cell>
          <table:table-cell office:value-type="string" table:style-name="ce1">
            <text:p>test_mse</text:p>
          </table:table-cell>
          <table:table-cell office:value-type="string" table:style-name="ce1">
            <text:p>test_distance</text:p>
          </table:table-cell>
          <table:table-cell office:value-type="string" table:style-name="ce1">
            <text:p>test_r2</text:p>
          </table:table-cell>
          <table:table-cell office:value-type="string" table:style-name="ce1">
            <text:p>num_par</text:p>
          </table:table-cell>
          <table:table-cell table:style-name="ce1"/>
          <table:table-cell office:value-type="string" table:style-name="ce2">
            <text:p>FLOOR</text:p>
          </table:table-cell>
          <table:table-cell office:value-type="string" table:style-name="ce1">
            <text:p>fit_time</text:p>
          </table:table-cell>
          <table:table-cell office:value-type="string" table:style-name="ce1">
            <text:p>score_time</text:p>
          </table:table-cell>
          <table:table-cell office:value-type="string" table:style-name="ce1">
            <text:p>test_nbaccuracy</text:p>
          </table:table-cell>
          <table:table-cell office:value-type="string" table:style-name="ce1">
            <text:p>test_accuracy</text:p>
          </table:table-cell>
          <table:table-cell office:value-type="string" table:style-name="ce1">
            <text:p>num_par</text:p>
          </table:table-cell>
          <table:table-cell table:number-columns-repeated="16369"/>
        </table:table-row>
        <table:table-row table:style-name="ro2">
          <table:table-cell office:value-type="string" table:style-name="ce3">
            <text:p>AdaBoostRegressor</text:p>
          </table:table-cell>
          <table:table-cell office:value-type="float" office:value="75.9821522474289" table:style-name="ce3">
            <text:p>75.98215225</text:p>
          </table:table-cell>
          <table:table-cell office:value-type="float" office:value="0.45364155769348102" table:style-name="ce3">
            <text:p>0.453641558</text:p>
          </table:table-cell>
          <table:table-cell office:value-type="float" office:value="1.9128260709323099" table:style-name="ce3">
            <text:p>1.912826071</text:p>
          </table:table-cell>
          <table:table-cell office:value-type="float" office:value="18.376431149877" table:style-name="ce3">
            <text:p>18.37643115</text:p>
          </table:table-cell>
          <table:table-cell office:value-type="float" office:value="1.5482023530629101" table:style-name="ce3">
            <text:p>1.548202353</text:p>
          </table:table-cell>
          <table:table-cell office:value-type="float" office:value="0.996024667639553" table:style-name="ce3">
            <text:p>0.996024668</text:p>
          </table:table-cell>
          <table:table-cell office:value-type="float" office:value="36" table:style-name="ce3">
            <text:p>36</text:p>
          </table:table-cell>
          <table:table-cell table:style-name="ce7"/>
          <table:table-cell office:value-type="string" table:style-name="ce3">
            <text:p>AdaBoostClassifier</text:p>
          </table:table-cell>
          <table:table-cell office:value-type="float" office:value="87.722853136062596" table:style-name="ce3">
            <text:p>87.72285314</text:p>
          </table:table-cell>
          <table:table-cell office:value-type="float" office:value="0.27984929084777799" table:style-name="ce3">
            <text:p>0.279849291</text:p>
          </table:table-cell>
          <table:table-cell office:value-type="float" office:value="0.99331339978811595" table:style-name="ce3">
            <text:p>0.9933134</text:p>
          </table:table-cell>
          <table:table-cell office:value-type="float" office:value="0.99258886117214795" table:style-name="ce3">
            <text:p>0.992588861</text:p>
          </table:table-cell>
          <table:table-cell office:value-type="float" office:value="24" table:style-name="ce1">
            <text:p>24</text:p>
          </table:table-cell>
          <table:table-cell table:number-columns-repeated="16369"/>
        </table:table-row>
        <table:table-row table:style-name="ro2">
          <table:table-cell office:value-type="string" table:style-name="ce3">
            <text:p>BaggingRegressor</text:p>
          </table:table-cell>
          <table:table-cell office:value-type="float" office:value="9.6924076080322301" table:style-name="ce3">
            <text:p>9.692407608</text:p>
          </table:table-cell>
          <table:table-cell office:value-type="float" office:value="0.35864684581756601" table:style-name="ce3">
            <text:p>0.358646846</text:p>
          </table:table-cell>
          <table:table-cell office:value-type="float" office:value="2.34846750823941" table:style-name="ce3">
            <text:p>2.348467508</text:p>
          </table:table-cell>
          <table:table-cell office:value-type="float" office:value="20.778493506940301" table:style-name="ce3">
            <text:p>20.77849351</text:p>
          </table:table-cell>
          <table:table-cell office:value-type="float" office:value="1.9008001564217001" table:style-name="ce3">
            <text:p>1.900800156</text:p>
          </table:table-cell>
          <table:table-cell office:value-type="float" office:value="0.99550753668607606" table:style-name="ce3">
            <text:p>0.995507537</text:p>
          </table:table-cell>
          <table:table-cell office:value-type="float" office:value="64" table:style-name="ce3">
            <text:p>64</text:p>
          </table:table-cell>
          <table:table-cell office:value-type="string" table:style-name="ce8">
            <text:p>4*n_estimator</text:p>
          </table:table-cell>
          <table:table-cell office:value-type="string" table:style-name="ce3">
            <text:p>ExtraTreesClassifier</text:p>
          </table:table-cell>
          <table:table-cell office:value-type="float" office:value="1.0834961652755699" table:style-name="ce3">
            <text:p>1.083496165</text:p>
          </table:table-cell>
          <table:table-cell office:value-type="float" office:value="4.1273975372314503E-2" table:style-name="ce3">
            <text:p>0.041273975</text:p>
          </table:table-cell>
          <table:table-cell office:value-type="float" office:value="0.98751778546013202" table:style-name="ce3">
            <text:p>0.987517785</text:p>
          </table:table-cell>
          <table:table-cell office:value-type="float" office:value="0.98560604355030401" table:style-name="ce3">
            <text:p>0.985606044</text:p>
          </table:table-cell>
          <table:table-cell office:value-type="float" office:value="11250" table:style-name="ce1">
            <text:p>11250</text:p>
          </table:table-cell>
          <table:table-cell table:number-columns-repeated="16369"/>
        </table:table-row>
        <table:table-row table:style-name="ro2">
          <table:table-cell office:value-type="string" table:style-name="ce3">
            <text:p>ExtraTreesRegressor</text:p>
          </table:table-cell>
          <table:table-cell office:value-type="float" office:value="10.0465887308121" table:style-name="ce3">
            <text:p>10.04658873</text:p>
          </table:table-cell>
          <table:table-cell office:value-type="float" office:value="0.14010181427002" table:style-name="ce3">
            <text:p>0.140101814</text:p>
          </table:table-cell>
          <table:table-cell office:value-type="float" office:value="2.1177533441738801" table:style-name="ce3">
            <text:p>2.117753344</text:p>
          </table:table-cell>
          <table:table-cell office:value-type="float" office:value="19.934904507233998" table:style-name="ce3">
            <text:p>19.93490451</text:p>
          </table:table-cell>
          <table:table-cell office:value-type="float" office:value="1.7140649953237399" table:style-name="ce3">
            <text:p>1.714064995</text:p>
          </table:table-cell>
          <table:table-cell office:value-type="float" office:value="0.99568770656541306" table:style-name="ce3">
            <text:p>0.995687707</text:p>
          </table:table-cell>
          <table:table-cell office:value-type="float" office:value="240" table:style-name="ce3">
            <text:p>240</text:p>
          </table:table-cell>
          <table:table-cell office:value-type="string" table:style-name="ce7">
            <text:p>96*n_estimator</text:p>
          </table:table-cell>
          <table:table-cell office:value-type="string" table:style-name="ce3">
            <text:p>LinearDiscriminantAnalysis</text:p>
          </table:table-cell>
          <table:table-cell office:value-type="float" office:value="5.3055682897567804" table:style-name="ce3">
            <text:p>5.30556829</text:p>
          </table:table-cell>
          <table:table-cell office:value-type="float" office:value="1.6184520721435499E-2" table:style-name="ce3">
            <text:p>0.016184521</text:p>
          </table:table-cell>
          <table:table-cell office:value-type="float" office:value="0.98498162319260696" table:style-name="ce3">
            <text:p>0.984981623</text:p>
          </table:table-cell>
          <table:table-cell office:value-type="float" office:value="0.98615728900255795" table:style-name="ce3">
            <text:p>0.986157289</text:p>
          </table:table-cell>
          <table:table-cell office:value-type="float" office:value="6" table:style-name="ce1">
            <text:p>6</text:p>
          </table:table-cell>
          <table:table-cell table:number-columns-repeated="16369"/>
        </table:table-row>
        <table:table-row table:style-name="ro2">
          <table:table-cell office:value-type="string" table:style-name="ce3">
            <text:p>KNeighborsRegressor</text:p>
          </table:table-cell>
          <table:table-cell office:value-type="float" office:value="1.98027858734131" table:style-name="ce3">
            <text:p>1.980278587</text:p>
          </table:table-cell>
          <table:table-cell office:value-type="float" office:value="31.7841645002365" table:style-name="ce3">
            <text:p>31.7841645</text:p>
          </table:table-cell>
          <table:table-cell office:value-type="float" office:value="3.1691081906351499" table:style-name="ce3">
            <text:p>3.169108191</text:p>
          </table:table-cell>
          <table:table-cell office:value-type="float" office:value="33.572330530230701" table:style-name="ce3">
            <text:p>33.57233053</text:p>
          </table:table-cell>
          <table:table-cell office:value-type="float" office:value="2.56501322744016" table:style-name="ce3">
            <text:p>2.565013227</text:p>
          </table:table-cell>
          <table:table-cell office:value-type="float" office:value="0.99274847224179597" table:style-name="ce3">
            <text:p>0.992748472</text:p>
          </table:table-cell>
          <table:table-cell office:value-type="float" office:value="1440" table:style-name="ce3">
            <text:p>1440</text:p>
          </table:table-cell>
          <table:table-cell table:style-name="ce7"/>
          <table:table-cell office:value-type="string" table:style-name="ce3">
            <text:p>MLPClassifier</text:p>
          </table:table-cell>
          <table:table-cell office:value-type="float" office:value="26.648715615272501" table:style-name="ce3">
            <text:p>26.64871562</text:p>
          </table:table-cell>
          <table:table-cell office:value-type="float" office:value="3.62033128738403E-2" table:style-name="ce3">
            <text:p>0.036203313</text:p>
          </table:table-cell>
          <table:table-cell office:value-type="float" office:value="0.98442217261093601" table:style-name="ce3">
            <text:p>0.984422173</text:p>
          </table:table-cell>
          <table:table-cell office:value-type="float" office:value="0.98346267395506903" table:style-name="ce3">
            <text:p>0.983462674</text:p>
          </table:table-cell>
          <table:table-cell office:value-type="float" office:value="720" table:style-name="ce1">
            <text:p>720</text:p>
          </table:table-cell>
          <table:table-cell table:number-columns-repeated="16369"/>
        </table:table-row>
        <table:table-row table:style-name="ro2">
          <table:table-cell office:value-type="string" table:style-name="ce3">
            <text:p>RandomForestRegressor</text:p>
          </table:table-cell>
          <table:table-cell office:value-type="float" office:value="8.5599113464355501" table:style-name="ce3">
            <text:p>8.559911346</text:p>
          </table:table-cell>
          <table:table-cell office:value-type="float" office:value="0.135099124908447" table:style-name="ce3">
            <text:p>0.135099125</text:p>
          </table:table-cell>
          <table:table-cell office:value-type="float" office:value="2.3467911147093701" table:style-name="ce3">
            <text:p>2.346791115</text:p>
          </table:table-cell>
          <table:table-cell office:value-type="float" office:value="20.583846117927202" table:style-name="ce3">
            <text:p>20.58384612</text:p>
          </table:table-cell>
          <table:table-cell office:value-type="float" office:value="1.8994433485167601" table:style-name="ce3">
            <text:p>1.899443349</text:p>
          </table:table-cell>
          <table:table-cell office:value-type="float" office:value="0.99555031964609897" table:style-name="ce3">
            <text:p>0.99555032</text:p>
          </table:table-cell>
          <table:table-cell office:value-type="float" office:value="192" table:style-name="ce3">
            <text:p>192</text:p>
          </table:table-cell>
          <table:table-cell office:value-type="string" table:style-name="ce7">
            <text:p>72*n_estimator</text:p>
          </table:table-cell>
          <table:table-cell office:value-type="string" table:style-name="ce3">
            <text:p>RandomForestClassifier</text:p>
          </table:table-cell>
          <table:table-cell office:value-type="float" office:value="0.87071459293365505" table:style-name="ce3">
            <text:p>0.870714593</text:p>
          </table:table-cell>
          <table:table-cell office:value-type="float" office:value="3.5543847084045399E-2" table:style-name="ce3">
            <text:p>0.035543847</text:p>
          </table:table-cell>
          <table:table-cell office:value-type="float" office:value="0.98961542610309405" table:style-name="ce3">
            <text:p>0.989615426</text:p>
          </table:table-cell>
          <table:table-cell office:value-type="float" office:value="0.98817874746346801" table:style-name="ce3">
            <text:p>0.988178747</text:p>
          </table:table-cell>
          <table:table-cell office:value-type="float" office:value="576" table:style-name="ce1">
            <text:p>576</text:p>
          </table:table-cell>
          <table:table-cell table:number-columns-repeated="16369"/>
        </table:table-row>
        <table:table-row table:style-name="ro2">
          <table:table-cell table:number-columns-repeated="8" table:style-name="ce1"/>
          <table:table-cell table:style-name="ce7"/>
          <table:table-cell office:value-type="string" table:style-name="ce3">
            <text:p>VotingClassifier</text:p>
          </table:table-cell>
          <table:table-cell office:value-type="float" office:value="161.83359661102301" table:style-name="ce3">
            <text:p>161.8335966</text:p>
          </table:table-cell>
          <table:table-cell office:value-type="float" office:value="0.15745244026184099" table:style-name="ce3">
            <text:p>0.15745244</text:p>
          </table:table-cell>
          <table:table-cell office:value-type="float" office:value="0.98349275819196003" table:style-name="ce3">
            <text:p>0.983492758</text:p>
          </table:table-cell>
          <table:table-cell office:value-type="float" office:value="0.98070610898983002" table:style-name="ce3">
            <text:p>0.980706109</text:p>
          </table:table-cell>
          <table:table-cell office:value-type="float" office:value="6" table:style-name="ce1">
            <text:p>6</text:p>
          </table:table-cell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8" table:style-name="ce1"/>
          <table:table-cell office:value-type="string" table:style-name="ce1">
            <text:p>4*25=100</text:p>
          </table:table-cell>
          <table:table-cell table:number-columns-repeated="16375" table:style-name="ce1"/>
        </table:table-row>
        <table:table-row table:style-name="ro2">
          <table:table-cell table:number-columns-repeated="8"/>
          <table:table-cell office:value-type="string" table:style-name="ce1">
            <text:p>96*7=672</text:p>
          </table:table-cell>
          <table:table-cell table:number-columns-repeated="16375"/>
        </table:table-row>
        <table:table-row table:style-name="ro2">
          <table:table-cell table:number-columns-repeated="8"/>
          <table:table-cell office:value-type="string" table:style-name="ce1">
            <text:p>72*5=360</text:p>
          </table:table-cell>
          <table:table-cell table:number-columns-repeated="16375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s" number:country="PE">
      <number:currency-symbol number:language="es" number:country="PE">S/</number:currency-symbol>
      <number:number number:decimal-places="2" number:min-integer-digits="1" number:grouping="true"/>
    </number:currency-style>
    <number:currency-style style:name="N36" number:language="es" number:country="PE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OSCAR HUARCAYA CANAL</dc:creator>
    <meta:creation-date>2019-01-16T20:59:42Z</meta:creation-date>
    <dc:date>2019-04-16T22:31:31Z</dc:date>
    <meta:editing-cycles>3</meta:editing-cycles>
    <meta:editing-duration>PT38969S</meta:editing-duration>
  </office:meta>
</office:document-meta>
</file>